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2.1799in"/>
    </style:style>
    <style:style style:name="co4" style:family="table-column">
      <style:table-column-properties fo:break-before="auto" style:column-width="1.3862in"/>
    </style:style>
    <style:style style:name="co5" style:family="table-column">
      <style:table-column-properties fo:break-before="auto" style:column-width="1.9866in"/>
    </style:style>
    <style:style style:name="co6" style:family="table-column">
      <style:table-column-properties fo:break-before="auto" style:column-width="2.0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wrap-option="no-wrap" style:vertical-align="bottom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2" table:default-cell-style-name="ce1"/>
        <table:table-column table:style-name="co6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1" table:default-cell-style-name="ce1"/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img_size</text:p>
          </table:table-cell>
          <table:table-cell office:value-type="string" calcext:value-type="string">
            <text:p>avg_los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note</text:p>
          </table:table-cell>
          <table:table-cell/>
          <table:table-cell office:value-type="string" calcext:value-type="string">
            <text:p>ahea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right</text:p>
          </table:table-cell>
          <table:table-cell office:value-type="string" calcext:value-type="string">
            <text:p>noleft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2*32</text:p>
          </table:table-cell>
          <table:table-cell office:value-type="float" office:value="0.3342" calcext:value-type="float">
            <text:p>0.3342</text:p>
          </table:table-cell>
          <table:table-cell office:value-type="string" calcext:value-type="string">
            <text:p>1132/1464 (77%)</text:p>
          </table:table-cell>
          <table:table-cell office:value-type="string" calcext:value-type="string">
            <text:p>ahead, no(both), none, right, stop</text:p>
          </table:table-cell>
          <table:table-cell office:value-type="string" calcext:value-type="string">
            <text:p>Fewer_none 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2*32</text:p>
          </table:table-cell>
          <table:table-cell office:value-type="float" office:value="0.2904" calcext:value-type="float">
            <text:p>0.2904</text:p>
          </table:table-cell>
          <table:table-cell office:value-type="string" calcext:value-type="string">
            <text:p>1375/1709 (80%)</text:p>
          </table:table-cell>
          <table:table-cell office:value-type="string" calcext:value-type="string">
            <text:p>ahead, no(both), none, right, stop</text:p>
          </table:table-cell>
          <table:table-cell office:value-type="string" calcext:value-type="string">
            <text:p>equa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*32</text:p>
          </table:table-cell>
          <table:table-cell office:value-type="float" office:value="0.2309" calcext:value-type="float">
            <text:p>0.2309</text:p>
          </table:table-cell>
          <table:table-cell office:value-type="string" calcext:value-type="string">
            <text:p>1625/1926 (84%)</text:p>
          </table:table-cell>
          <table:table-cell office:value-type="string" calcext:value-type="string">
            <text:p>ahead, no(both), none, right, stop</text:p>
          </table:table-cell>
          <table:table-cell office:value-type="string" calcext:value-type="string">
            <text:p>more than 800_non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48*48</text:p>
          </table:table-cell>
          <table:table-cell office:value-type="float" office:value="0.287" calcext:value-type="float">
            <text:p>0.287</text:p>
          </table:table-cell>
          <table:table-cell office:value-type="string" calcext:value-type="string">
            <text:p>1378/1709 (81%)</text:p>
          </table:table-cell>
          <table:table-cell office:value-type="string" calcext:value-type="string">
            <text:p>ahead, no(both), none, right, stop</text:p>
          </table:table-cell>
          <table:table-cell office:value-type="string" calcext:value-type="string">
            <text:p>equa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48*48</text:p>
          </table:table-cell>
          <table:table-cell office:value-type="float" office:value="0.2321" calcext:value-type="float">
            <text:p>0.2321</text:p>
          </table:table-cell>
          <table:table-cell office:value-type="string" calcext:value-type="string">
            <text:p>1619/1926 (84%)</text:p>
          </table:table-cell>
          <table:table-cell office:value-type="string" calcext:value-type="string">
            <text:p>ahead, no(both), none, right, stop</text:p>
          </table:table-cell>
          <table:table-cell office:value-type="string" calcext:value-type="string">
            <text:p>more than 800_none</text:p>
          </table:table-cell>
          <table:table-cell/>
          <table:table-cell table:style-name="Default" office:value-type="string" calcext:value-type="string">
            <text:p>total image: 150</text:p>
            <text:p>stop:  0</text:p>
            <text:p>ahead:  47</text:p>
            <text:p>right:  0</text:p>
            <text:p>noleft_right:  0</text:p>
            <text:p>none:  103</text:p>
            <text:p>total wrong_pre:  103</text:p>
            <text:p>avg_fps:  259.71222783999156</text:p>
            <text:p/>
          </table:table-cell>
          <table:table-cell table:style-name="ce3" office:value-type="string" calcext:value-type="string">
            <text:p>total image: 108</text:p>
            <text:p>stop:  0</text:p>
            <text:p>ahead:  0</text:p>
            <text:p>right:  0</text:p>
            <text:p>noleft_right:  0</text:p>
            <text:p>none:  108</text:p>
            <text:p>total wrong_pre:  108</text:p>
            <text:p>avg_fps:  246.0713272217237</text:p>
            <text:p/>
          </table:table-cell>
          <table:table-cell table:style-name="ce4" office:value-type="string" calcext:value-type="string">
            <text:p>total image: 112</text:p>
            <text:p>stop:  0</text:p>
            <text:p>ahead:  0</text:p>
            <text:p>right:  97</text:p>
            <text:p>noleft_right:  10</text:p>
            <text:p>none:  5</text:p>
            <text:p>total wrong_pre:  102</text:p>
            <text:p>avg_fps:  224.89533383473693</text:p>
          </table:table-cell>
          <table:table-cell table:style-name="ce3" office:value-type="string" calcext:value-type="string">
            <text:p>total image: 65</text:p>
            <text:p>stop:  0</text:p>
            <text:p>ahead:  0</text:p>
            <text:p>right:  38</text:p>
            <text:p>noleft_right:  10</text:p>
            <text:p>none:  17</text:p>
            <text:p>total wrong_pre:  55</text:p>
            <text:p>avg_fps:  240.88880563650085</text:p>
            <text:p/>
          </table:table-cell>
          <table:table-cell table:style-name="ce3" office:value-type="string" calcext:value-type="string">
            <text:p>total image: 150</text:p>
            <text:p>stop:  141</text:p>
            <text:p>ahead:  0</text:p>
            <text:p>right:  0</text:p>
            <text:p>noleft_right:  0</text:p>
            <text:p>none:  9</text:p>
            <text:p>total wrong_pre:  9</text:p>
            <text:p>avg_fps:  251.3458673560499</text:p>
            <text:p/>
          </table:table-cell>
          <table:table-cell table:style-name="ce3" office:value-type="string" calcext:value-type="string">
            <text:p>total image: 158</text:p>
            <text:p>stop:  0</text:p>
            <text:p>ahead:  0</text:p>
            <text:p>right:  0</text:p>
            <text:p>noleft_right:  0</text:p>
            <text:p>none:  158</text:p>
            <text:p>total wrong_pre:  0</text:p>
            <text:p>avg_fps:  243.51983784453165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48*48</text:p>
          </table:table-cell>
          <table:table-cell office:value-type="float" office:value="0.3054" calcext:value-type="float">
            <text:p>0.3054</text:p>
          </table:table-cell>
          <table:table-cell office:value-type="string" calcext:value-type="string">
            <text:p>1230/1552 (79%)</text:p>
          </table:table-cell>
          <table:table-cell office:value-type="string" calcext:value-type="string">
            <text:p>ahead, no(both), none, right, stop</text:p>
          </table:table-cell>
          <table:table-cell office:value-type="string" calcext:value-type="string">
            <text:p>decrease none_data</text:p>
          </table:table-cell>
          <table:table-cell/>
          <table:table-cell table:style-name="ce2" office:value-type="string" calcext:value-type="string">
            <text:p>total image: 150</text:p>
            <text:p>stop:  0</text:p>
            <text:p>ahead:  135</text:p>
            <text:p>right:  2</text:p>
            <text:p>noleft_right:  0</text:p>
            <text:p>none:  13</text:p>
            <text:p>total wrong_pre:  15</text:p>
            <text:p>avg_fps:  259.44940175494014</text:p>
          </table:table-cell>
          <table:table-cell table:style-name="ce4" office:value-type="string" calcext:value-type="string">
            <text:p>total image: 108</text:p>
            <text:p>stop:  0</text:p>
            <text:p>ahead:  0</text:p>
            <text:p>right:  106</text:p>
            <text:p>noleft_right:  0</text:p>
            <text:p>none:  2</text:p>
            <text:p>total wrong_pre:  2</text:p>
            <text:p>avg_fps:  228.5463621567023</text:p>
          </table:table-cell>
          <table:table-cell table:style-name="ce5" office:value-type="string" calcext:value-type="string">
            <text:p>total image: 112</text:p>
            <text:p>stop:  0</text:p>
            <text:p>ahead:  0</text:p>
            <text:p>right:  107</text:p>
            <text:p>noleft_right:  4</text:p>
            <text:p>none:  1</text:p>
            <text:p>total wrong_pre:  108</text:p>
            <text:p>avg_fps:  257.5051708014441</text:p>
            <text:p/>
          </table:table-cell>
          <table:table-cell table:style-name="ce4" office:value-type="string" calcext:value-type="string">
            <text:p>total image: 65</text:p>
            <text:p>stop:  0</text:p>
            <text:p>ahead:  0</text:p>
            <text:p>right:  46</text:p>
            <text:p>noleft_right:  0</text:p>
            <text:p>none:  19</text:p>
            <text:p>total wrong_pre:  65</text:p>
            <text:p>avg_fps:  271.830036033988</text:p>
            <text:p/>
          </table:table-cell>
          <table:table-cell table:style-name="ce4" office:value-type="string" calcext:value-type="string">
            <text:p>total image: 150</text:p>
            <text:p>stop:  140</text:p>
            <text:p>ahead:  0</text:p>
            <text:p>right:  2</text:p>
            <text:p>noleft_right:  0</text:p>
            <text:p>none:  8</text:p>
            <text:p>total wrong_pre:  10</text:p>
            <text:p>avg_fps:  258.8022163809806</text:p>
            <text:p/>
          </table:table-cell>
          <table:table-cell table:style-name="ce4" office:value-type="string" calcext:value-type="string">
            <text:p>total image: 158</text:p>
            <text:p>stop:  0</text:p>
            <text:p>ahead:  0</text:p>
            <text:p>right:  0</text:p>
            <text:p>noleft_right:  0</text:p>
            <text:p>none:  158</text:p>
            <text:p>total wrong_pre:  0</text:p>
            <text:p>avg_fps:  251.951045385783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nn_7</text:p>
          </table:table-cell>
          <table:table-cell office:value-type="string" calcext:value-type="string">
            <text:p>48*48</text:p>
          </table:table-cell>
          <table:table-cell office:value-type="float" office:value="0.3959" calcext:value-type="float">
            <text:p>0.3959</text:p>
          </table:table-cell>
          <table:table-cell office:value-type="string" calcext:value-type="string">
            <text:p>1662/2259 (74%)</text:p>
          </table:table-cell>
          <table:table-cell office:value-type="string" calcext:value-type="string">
            <text:p>ahead, no(both), none, right, stop</text:p>
          </table:table-cell>
          <table:table-cell office:value-type="string" calcext:value-type="string">
            <text:p>agument(bright, dark)</text:p>
          </table:table-cell>
          <table:table-cell/>
          <table:table-cell table:style-name="ce2" office:value-type="string" calcext:value-type="string">
            <text:p>total image: 149</text:p>
            <text:p>stop:  0</text:p>
            <text:p>ahead:  146</text:p>
            <text:p>right:  3</text:p>
            <text:p>noleft_right:  0</text:p>
            <text:p>none:  0</text:p>
            <text:p>total wrong_pre:  3</text:p>
            <text:p>avg_fps:  207.29939682783984</text:p>
          </table:table-cell>
          <table:table-cell table:style-name="ce4" office:value-type="string" calcext:value-type="string">
            <text:p>total image: 108</text:p>
            <text:p>stop:  0</text:p>
            <text:p>ahead:  2</text:p>
            <text:p>right:  106</text:p>
            <text:p>noleft_right:  0</text:p>
            <text:p>none:  0</text:p>
            <text:p>total wrong_pre:  2</text:p>
            <text:p>avg_fps:  208.23681501929588</text:p>
          </table:table-cell>
          <table:table-cell table:style-name="ce4" office:value-type="string" calcext:value-type="string">
            <text:p>total image: 112</text:p>
            <text:p>stop:  0</text:p>
            <text:p>ahead:  0</text:p>
            <text:p>right:  21</text:p>
            <text:p>noleft_right:  91</text:p>
            <text:p>none:  0</text:p>
            <text:p>total wrong_pre:  21</text:p>
            <text:p>avg_fps:  246.59153258677986</text:p>
          </table:table-cell>
          <table:table-cell table:style-name="ce4" office:value-type="string" calcext:value-type="string">
            <text:p>total image: 105</text:p>
            <text:p>stop:  0</text:p>
            <text:p>ahead:  0</text:p>
            <text:p>right:  42</text:p>
            <text:p>noleft_right:  60</text:p>
            <text:p>None:  3</text:p>
            <text:p>total wrong_pre:  45</text:p>
            <text:p>avg_fps:  184.4667910960396</text:p>
            <text:p/>
          </table:table-cell>
          <table:table-cell table:style-name="ce4" office:value-type="string" calcext:value-type="string">
            <text:p>total image: 150</text:p>
            <text:p>stop:  0</text:p>
            <text:p>ahead:  0</text:p>
            <text:p>right:  0</text:p>
            <text:p>noleft_right:  0</text:p>
            <text:p>none:  0</text:p>
            <text:p>total wrong_pre:  150</text:p>
            <text:p>avg_fps:  216.0546021171198</text:p>
          </table:table-cell>
          <table:table-cell table:style-name="ce4" office:value-type="string" calcext:value-type="string">
            <text:p>total image: 158</text:p>
            <text:p>Stop:  4</text:p>
            <text:p>ahead:  0</text:p>
            <text:p>Right:  12</text:p>
            <text:p>noleft_right:  0</text:p>
            <text:p>none:  142</text:p>
            <text:p>total wrong_pre:  16</text:p>
            <text:p>avg_fps:  218.91749384242962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float" office:value="0.2365" calcext:value-type="float">
            <text:p>0.2365</text:p>
          </table:table-cell>
          <table:table-cell office:value-type="string" calcext:value-type="string">
            <text:p>1689/2023 (83%)</text:p>
          </table:table-cell>
          <table:table-cell office:value-type="string" calcext:value-type="string">
            <text:p>ahead, noleft, none, right, stop</text:p>
          </table:table-cell>
          <table:table-cell table:number-columns-repeated="2"/>
          <table:table-cell table:style-name="Default" office:value-type="string" calcext:value-type="string">
            <text:p>total image: 149</text:p>
            <text:p>stop:  0</text:p>
            <text:p>ahead:  141</text:p>
            <text:p>right:  8</text:p>
            <text:p>noleft:  0</text:p>
            <text:p>none:  0</text:p>
            <text:p>total wrong_pre:  8</text:p>
            <text:p>avg_fps:  75.2559680225116</text:p>
            <text:p/>
          </table:table-cell>
          <table:table-cell table:style-name="ce4" office:value-type="string" calcext:value-type="string">
            <text:p>total image: 108</text:p>
            <text:p>stop:  0</text:p>
            <text:p>ahead:  0</text:p>
            <text:p>right:  108</text:p>
            <text:p>noleft:  0</text:p>
            <text:p>none:  0</text:p>
            <text:p>total wrong_pre:  0</text:p>
            <text:p>avg_fps:  76.74000783689101</text:p>
            <text:p/>
          </table:table-cell>
          <table:table-cell table:style-name="ce3" office:value-type="string" calcext:value-type="string">
            <text:p>total image: 104</text:p>
            <text:p>stop:  0</text:p>
            <text:p>ahead:  0</text:p>
            <text:p>right:  0</text:p>
            <text:p>noleft:  104</text:p>
            <text:p>none:  0</text:p>
            <text:p>total wrong_pre:  0</text:p>
            <text:p>avg_fps:  77.80614336735613</text:p>
            <text:p/>
          </table:table-cell>
          <table:table-cell table:style-name="ce4" office:value-type="string" calcext:value-type="string">
            <text:p>total image: 105</text:p>
            <text:p>stop:  0</text:p>
            <text:p>ahead:  0</text:p>
            <text:p>right:  3</text:p>
            <text:p>noleft:  55</text:p>
            <text:p>none:  47</text:p>
            <text:p>total wrong_pre:  50</text:p>
            <text:p>avg_fps:  76.58524505780387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 office:value-type="string" calcext:value-type="string">
            <text:p>ahea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right</text:p>
          </table:table-cell>
          <table:table-cell office:value-type="string" calcext:value-type="string">
            <text:p>noleft</text:p>
          </table:table-cell>
          <table:table-cell table:number-columns-repeated="1013"/>
        </table:table-row>
        <table:table-row table:style-name="ro1" table:number-rows-repeated="3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12:02:50.959995733</meta:creation-date>
    <dc:date>2020-11-21T20:27:37.724671189</dc:date>
    <meta:editing-duration>PT1H22M19S</meta:editing-duration>
    <meta:editing-cycles>4</meta:editing-cycles>
    <meta:generator>LibreOffice/6.4.6.2$Linux_X86_64 LibreOffice_project/40$Build-2</meta:generator>
    <meta:document-statistic meta:table-count="1" meta:cell-count="79" meta:object-count="0"/>
  </office:meta>
</office:document-meta>
</file>